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cdcdc" style:font-name="Consolas" fo:font-size="9.5pt" fo:background-color="#1e1e1e" style:font-size-asian="9.5p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text-properties fo:color="#000000" style:font-name="Consolas" fo:font-size="9.5pt" fo:background-color="transparent" style:font-size-asian="9.5pt"/>
    </style:style>
    <style:style style:name="T1" style:family="text">
      <style:text-properties fo:color="#dcdcdc" style:font-name="Consolas" fo:font-size="9.5pt" fo:background-color="#1e1e1e" loext:char-shading-value="0" style:font-size-asian="9.5pt"/>
    </style:style>
    <style:style style:name="T2" style:family="text">
      <style:text-properties fo:color="#dcdcdc" style:font-name="Consolas" fo:font-size="9.5pt" style:font-size-asian="9.5pt"/>
    </style:style>
    <style:style style:name="T3" style:family="text">
      <style:text-properties style:font-name="Consolas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;Bee Cha</text:span></text:p>
      <text:p text:style-name="P2"><text:span text:style-name="T3">;Lab 10</text:span></text:p>
      <text:p text:style-name="P2"><text:span text:style-name="T3">;Implement a 16-bit ALU</text:span></text:p>
      <text:p text:style-name="P2"><text:span text:style-name="T3">;Perform the 1-bit ALU for each 16-bit</text:span></text:p>
      <text:p text:style-name="P2"><text:span text:style-name="T3">;Do different operation controled by the binv and op</text:span></text:p>
      <text:p text:style-name="P2"><text:span text:style-name="T3">;Output results</text:span></text:p>
      <text:p text:style-name="P3"/>
      <text:p text:style-name="P2"><text:span text:style-name="T3">.586</text:span></text:p>
      <text:p text:style-name="P2"><text:span text:style-name="T3">.MODEL FLAT</text:span></text:p>
      <text:p text:style-name="P3"/>
      <text:p text:style-name="P2"><text:span text:style-name="T3">INCLUDE io.h <text:s text:c="11"/>; header file for input/output</text:span></text:p>
      <text:p text:style-name="P3"/>
      <text:p text:style-name="P2"><text:span text:style-name="T3">.STACK 4096</text:span></text:p>
      <text:p text:style-name="P3"/>
      <text:p text:style-name="P2"><text:span text:style-name="T3">.DATA</text:span></text:p>
      <text:p text:style-name="P3"/>
      <text:p text:style-name="P2"><text:span text:style-name="T3">prompt1<text:tab/>BYTE<text:tab/>"Enter a, b, carry in, and op code", 0</text:span></text:p>
      <text:p text:style-name="P2"><text:span text:style-name="T3">a<text:tab/><text:tab/>DWORD<text:tab/>?</text:span></text:p>
      <text:p text:style-name="P2"><text:span text:style-name="T3">b<text:tab/><text:tab/>DWORD<text:tab/>?</text:span></text:p>
      <text:p text:style-name="P2"><text:span text:style-name="T3">binv<text:tab/>DWORD<text:tab/>?</text:span></text:p>
      <text:p text:style-name="P2"><text:span text:style-name="T3">op<text:tab/><text:tab/>DWORD<text:tab/>?</text:span></text:p>
      <text:p text:style-name="P2"><text:span text:style-name="T3">arg<text:tab/><text:tab/>BYTE<text:tab/>40 dup(?),0</text:span></text:p>
      <text:p text:style-name="P2"><text:span text:style-name="T3">temp<text:tab/>BYTE<text:tab/>4 dup(" "),0</text:span></text:p>
      <text:p text:style-name="P2"><text:span text:style-name="T3">temp2<text:tab/>BYTE<text:tab/>?</text:span></text:p>
      <text:p text:style-name="P2"><text:span text:style-name="T3">and_result<text:tab/>DWORD<text:tab/>?</text:span></text:p>
      <text:p text:style-name="P2"><text:span text:style-name="T3">or_result<text:tab/>DWORD<text:tab/>?</text:span></text:p>
      <text:p text:style-name="P2"><text:span text:style-name="T3">xor_result<text:tab/>DWORD<text:tab/>?</text:span></text:p>
      <text:p text:style-name="P2"><text:span text:style-name="T3">add_result<text:tab/>DWORD<text:tab/>?</text:span></text:p>
      <text:p text:style-name="P2"><text:span text:style-name="T3">cin_plus<text:tab/>DWORD<text:tab/>?</text:span></text:p>
      <text:p text:style-name="P2"><text:span text:style-name="T3">si_result<text:tab/>DWORD<text:tab/>?</text:span></text:p>
      <text:p text:style-name="P2"><text:span text:style-name="T3">carry<text:tab/><text:tab/>DWORD<text:tab/>?</text:span></text:p>
      <text:p text:style-name="P2"><text:span text:style-name="T3">result_str<text:tab/>BYTE<text:tab/>2 dup(" "), 0</text:span></text:p>
      <text:p text:style-name="P2"><text:span text:style-name="T3">outlbl<text:tab/>BYTE<text:tab/>"Result 1-Bit ALU", 0</text:span></text:p>
      <text:p text:style-name="P2"><text:span text:style-name="T3">label2<text:tab/>BYTE<text:tab/>"ai", 09h, "bi", 09h, "ci", 09h, "op", 09h, "Si", 09h, "Ci+1", 0dh, 0<text:tab/>;20 characters</text:span></text:p>
      <text:p text:style-name="P2"><text:span text:style-name="T3">outstr<text:tab/>BYTE<text:tab/>400 dup(?), 0</text:span></text:p>
      <text:p text:style-name="P3"/>
      <text:p text:style-name="P3"/>
      <text:p text:style-name="P2"><text:span text:style-name="T3">.CODE</text:span></text:p>
      <text:p text:style-name="P2"><text:span text:style-name="T3">_MainProc PROC</text:span></text:p>
      <text:p text:style-name="P3"/>
      <text:p text:style-name="P2"><text:span text:style-name="T3"><text:tab/><text:tab/>input<text:tab/>prompt1, arg, 40<text:tab/><text:tab/>;Get user input</text:span></text:p>
      <text:p text:style-name="P3"/>
      <text:p text:style-name="P2"><text:span text:style-name="T3"><text:tab/><text:tab/>lea<text:tab/><text:tab/>ebx, arg</text:span></text:p>
      <text:p text:style-name="P2"><text:span text:style-name="T3"><text:tab/><text:tab/>lea<text:tab/><text:tab/>edx, temp</text:span></text:p>
      <text:p text:style-name="P2"><text:span text:style-name="T3"><text:tab/><text:tab/>mov<text:tab/><text:tab/>ecx, 0</text:span></text:p>
      <text:p text:style-name="P3"/>
      <text:p text:style-name="P2"><text:span text:style-name="T3">loop1:</text:span></text:p>
      <text:p text:style-name="P2"><text:span text:style-name="T3"><text:tab/><text:tab/>cmp<text:tab/><text:tab/>BYTE ptr [ebx], 20h<text:tab/><text:tab/>;Compare if it's a blank space</text:span></text:p>
      <text:p text:style-name="P2"><text:span text:style-name="T3"><text:tab/><text:tab/>je<text:tab/><text:tab/>done1</text:span></text:p>
      <text:p text:style-name="P2"><text:span text:style-name="T3"><text:tab/><text:tab/>cmp<text:tab/><text:tab/>BYTE ptr [ebx], 00h<text:tab/><text:tab/>;Compare if it's a null space</text:span></text:p>
      <text:p text:style-name="P2"><text:span text:style-name="T3"><text:tab/><text:tab/>je<text:tab/><text:tab/>done1</text:span></text:p>
      <text:p text:style-name="P2"><text:span text:style-name="T3"><text:tab/><text:tab/>mov<text:tab/><text:tab/>AL, byte ptr [ebx]<text:tab/><text:tab/>;Otherwise get 1 byte from it</text:span></text:p>
      <text:p text:style-name="P2"><text:span text:style-name="T3"><text:tab/><text:tab/>mov<text:tab/><text:tab/>[edx], AL<text:tab/><text:tab/><text:tab/><text:tab/>;And put it in temp string</text:span></text:p>
      <text:p text:style-name="P2"><text:span text:style-name="T3"><text:tab/><text:tab/>inc<text:tab/><text:tab/>ecx</text:span></text:p>
      <text:p text:style-name="P2"><text:span text:style-name="T3"><text:tab/><text:tab/>inc<text:tab/><text:tab/>edx</text:span></text:p>
      <text:p text:style-name="P2"><text:span text:style-name="T3">done1:</text:span></text:p>
      <text:p text:style-name="P2"><text:span text:style-name="T3"><text:tab/><text:tab/>inc<text:tab/><text:tab/>ebx</text:span></text:p>
      <text:p text:style-name="P2"><text:span text:style-name="T3"><text:tab/><text:tab/>cmp<text:tab/><text:tab/>ecx, 4</text:span></text:p>
      <text:p text:style-name="P2"><text:span text:style-name="T3"><text:tab/><text:tab/>jl<text:tab/><text:tab/>loop1</text:span></text:p>
      <text:p text:style-name="P3"><text:soft-page-break/></text:p>
      <text:p text:style-name="P2"><text:span text:style-name="T3"><text:tab/>;-----Convert each parameters in [EBX] into dword, ATOD-----;</text:span></text:p>
      <text:p text:style-name="P3"/>
      <text:p text:style-name="P2"><text:span text:style-name="T3"><text:tab/><text:tab/>lea<text:tab/><text:tab/>edx, temp</text:span></text:p>
      <text:p text:style-name="P2"><text:span text:style-name="T3"><text:tab/><text:tab/>mov<text:tab/><text:tab/>AL, byte ptr [edx]</text:span></text:p>
      <text:p text:style-name="P2"><text:span text:style-name="T3"><text:tab/><text:tab/>mov<text:tab/><text:tab/>temp2, AL</text:span></text:p>
      <text:p text:style-name="P2"><text:span text:style-name="T3"><text:tab/><text:tab/>atod<text:tab/>temp2</text:span></text:p>
      <text:p text:style-name="P2"><text:span text:style-name="T3"><text:tab/><text:tab/>mov<text:tab/><text:tab/>a, eax</text:span></text:p>
      <text:p text:style-name="P3"/>
      <text:p text:style-name="P2"><text:span text:style-name="T3"><text:tab/><text:tab/>inc<text:tab/><text:tab/>edx</text:span></text:p>
      <text:p text:style-name="P2"><text:span text:style-name="T3"><text:tab/><text:tab/>mov<text:tab/><text:tab/>AL, byte ptr [edx]</text:span></text:p>
      <text:p text:style-name="P2"><text:span text:style-name="T3"><text:tab/><text:tab/>mov<text:tab/><text:tab/>temp2, AL</text:span></text:p>
      <text:p text:style-name="P2"><text:span text:style-name="T3"><text:tab/><text:tab/>atod<text:tab/>temp2</text:span></text:p>
      <text:p text:style-name="P2"><text:span text:style-name="T3"><text:tab/><text:tab/>mov<text:tab/><text:tab/>b, eax</text:span></text:p>
      <text:p text:style-name="P3"/>
      <text:p text:style-name="P2"><text:span text:style-name="T3"><text:tab/><text:tab/>inc<text:tab/><text:tab/>edx</text:span></text:p>
      <text:p text:style-name="P2"><text:span text:style-name="T3"><text:tab/><text:tab/>mov<text:tab/><text:tab/>AL, byte ptr [edx]</text:span></text:p>
      <text:p text:style-name="P2"><text:span text:style-name="T3"><text:tab/><text:tab/>mov<text:tab/><text:tab/>temp2, AL</text:span></text:p>
      <text:p text:style-name="P2"><text:span text:style-name="T3"><text:tab/><text:tab/>atod<text:tab/>temp2</text:span></text:p>
      <text:p text:style-name="P2"><text:span text:style-name="T3"><text:tab/><text:tab/>mov<text:tab/><text:tab/>binv, eax</text:span></text:p>
      <text:p text:style-name="P3"/>
      <text:p text:style-name="P2"><text:span text:style-name="T3"><text:tab/><text:tab/>inc<text:tab/><text:tab/>edx</text:span></text:p>
      <text:p text:style-name="P2"><text:span text:style-name="T3"><text:tab/><text:tab/>mov<text:tab/><text:tab/>AL, byte ptr [edx]</text:span></text:p>
      <text:p text:style-name="P2"><text:span text:style-name="T3"><text:tab/><text:tab/>mov<text:tab/><text:tab/>temp2, AL</text:span></text:p>
      <text:p text:style-name="P2"><text:span text:style-name="T3"><text:tab/><text:tab/>atod<text:tab/>temp2</text:span></text:p>
      <text:p text:style-name="P2"><text:span text:style-name="T3"><text:tab/><text:tab/>mov<text:tab/><text:tab/>op, eax</text:span></text:p>
      <text:p text:style-name="P3"/>
      <text:p text:style-name="P2"><text:span text:style-name="T3"><text:tab/>;-----Now you have the corresponding arguments: a, b, binv, and op-----;</text:span></text:p>
      <text:p text:style-name="P3"/>
      <text:p text:style-name="P2"><text:span text:style-name="T3"><text:tab/><text:tab/>push<text:tab/>a</text:span></text:p>
      <text:p text:style-name="P2"><text:span text:style-name="T3"><text:tab/><text:tab/>push<text:tab/>b</text:span></text:p>
      <text:p text:style-name="P2"><text:span text:style-name="T3"><text:tab/><text:tab/>push<text:tab/>binv</text:span></text:p>
      <text:p text:style-name="P2"><text:span text:style-name="T3"><text:tab/><text:tab/>push<text:tab/>op</text:span></text:p>
      <text:p text:style-name="P2"><text:span text:style-name="T3"><text:tab/><text:tab/>push<text:tab/>and_result</text:span></text:p>
      <text:p text:style-name="P2"><text:span text:style-name="T3"><text:tab/><text:tab/>push<text:tab/>or_result</text:span></text:p>
      <text:p text:style-name="P2"><text:span text:style-name="T3"><text:tab/><text:tab/>push<text:tab/>xor_result</text:span></text:p>
      <text:p text:style-name="P2"><text:span text:style-name="T3"><text:tab/><text:tab/>push<text:tab/>carry</text:span></text:p>
      <text:p text:style-name="P2"><text:span text:style-name="T3"><text:tab/><text:tab/>call<text:tab/>test_proc</text:span></text:p>
      <text:p text:style-name="P2"><text:span text:style-name="T3"><text:tab/><text:tab/>add<text:tab/><text:tab/>esp, 32</text:span></text:p>
      <text:p text:style-name="P3"/>
      <text:p text:style-name="P3"/>
      <text:p text:style-name="P2"><text:span text:style-name="T3"><text:s text:c="8"/>mov <text:s text:c="4"/>eax, 0 <text:s/>; exit with return code 0</text:span></text:p>
      <text:p text:style-name="P2"><text:span text:style-name="T3"><text:s text:c="8"/>ret</text:span></text:p>
      <text:p text:style-name="P2"><text:span text:style-name="T3">_MainProc ENDP</text:span></text:p>
      <text:p text:style-name="P3"/>
      <text:p text:style-name="P2"><text:span text:style-name="T3">test_proc<text:tab/>PROC</text:span></text:p>
      <text:p text:style-name="P3"/>
      <text:p text:style-name="P2"><text:span text:style-name="T3"><text:tab/><text:tab/>;---STACK---;</text:span></text:p>
      <text:p text:style-name="P2"><text:span text:style-name="T3"><text:tab/><text:tab/>;<text:tab/>[ebp+36] = a</text:span></text:p>
      <text:p text:style-name="P2"><text:span text:style-name="T3"><text:tab/><text:tab/>;<text:tab/>[ebp+32] = b</text:span></text:p>
      <text:p text:style-name="P2"><text:span text:style-name="T3"><text:tab/><text:tab/>;<text:tab/>[ebp+28] = binv</text:span></text:p>
      <text:p text:style-name="P2"><text:span text:style-name="T3"><text:tab/><text:tab/>;<text:tab/>[ebp+24] = op</text:span></text:p>
      <text:p text:style-name="P2"><text:span text:style-name="T3"><text:tab/><text:tab/>;<text:tab/>[ebp+20] = and_result</text:span></text:p>
      <text:p text:style-name="P2"><text:span text:style-name="T3"><text:tab/><text:tab/>;<text:tab/>[ebp+16] = or_result</text:span></text:p>
      <text:p text:style-name="P2"><text:span text:style-name="T3"><text:tab/><text:tab/>;<text:tab/>[ebp+12] = xor_result</text:span></text:p>
      <text:p text:style-name="P2"><text:span text:style-name="T3"><text:tab/><text:tab/>;<text:tab/>[ebp+8] <text:s/>= carry</text:span></text:p>
      <text:p text:style-name="P2"><text:span text:style-name="T3"><text:tab/><text:tab/></text:span></text:p>
      <text:p text:style-name="P2"><text:span text:style-name="T3"><text:tab/><text:tab/>push<text:tab/>ebp</text:span></text:p>
      <text:p text:style-name="P2"><text:span text:style-name="T3"><text:tab/><text:tab/>mov<text:tab/><text:tab/>ebp, esp</text:span></text:p>
      <text:p text:style-name="P2"><text:span text:style-name="T3"><text:tab/><text:tab/></text:span></text:p>
      <text:p text:style-name="P2"><text:soft-page-break/><text:span text:style-name="T3"><text:tab/><text:tab/>push<text:tab/>[ebp+36]</text:span></text:p>
      <text:p text:style-name="P2"><text:span text:style-name="T3"><text:tab/><text:tab/>push<text:tab/>[ebp+32]</text:span></text:p>
      <text:p text:style-name="P2"><text:span text:style-name="T3"><text:tab/><text:tab/>call<text:tab/>AND_gate</text:span></text:p>
      <text:p text:style-name="P2"><text:span text:style-name="T3"><text:tab/><text:tab/>mov<text:tab/><text:tab/>[ebp+20], eax<text:tab/><text:tab/>;and_result</text:span></text:p>
      <text:p text:style-name="P2"><text:span text:style-name="T3"><text:tab/><text:tab/>call<text:tab/>OR_gate</text:span></text:p>
      <text:p text:style-name="P2"><text:span text:style-name="T3"><text:tab/><text:tab/>mov<text:tab/><text:tab/>[ebp+16], eax<text:tab/><text:tab/>;or_result</text:span></text:p>
      <text:p text:style-name="P2"><text:span text:style-name="T3"><text:tab/><text:tab/>call<text:tab/>XOR_gate</text:span></text:p>
      <text:p text:style-name="P2"><text:span text:style-name="T3"><text:tab/><text:tab/>mov<text:tab/><text:tab/>[ebp+12], eax<text:tab/><text:tab/>;xor_result</text:span></text:p>
      <text:p text:style-name="P2"><text:span text:style-name="T3"><text:tab/><text:tab/>add<text:tab/><text:tab/>esp, 8</text:span></text:p>
      <text:p text:style-name="P3"/>
      <text:p text:style-name="P2"><text:span text:style-name="T3"><text:tab/><text:tab/>push<text:tab/>xor_result</text:span></text:p>
      <text:p text:style-name="P2"><text:span text:style-name="T3"><text:tab/><text:tab/>push<text:tab/>and_result</text:span></text:p>
      <text:p text:style-name="P2"><text:span text:style-name="T3"><text:tab/><text:tab/>push<text:tab/>binv</text:span></text:p>
      <text:p text:style-name="P2"><text:span text:style-name="T3"><text:tab/><text:tab/>call<text:tab/>full_adder</text:span></text:p>
      <text:p text:style-name="P2"><text:span text:style-name="T3"><text:tab/><text:tab/>mov<text:tab/><text:tab/>[ebp+8], eax<text:tab/><text:tab/>;carry</text:span></text:p>
      <text:p text:style-name="P2"><text:span text:style-name="T3"><text:tab/><text:tab/>add<text:tab/><text:tab/>esp, 12</text:span></text:p>
      <text:p text:style-name="P3"/>
      <text:p text:style-name="P3"/>
      <text:p text:style-name="P3"/>
      <text:p text:style-name="P2"><text:span text:style-name="T3"><text:tab/><text:tab/>pop<text:tab/><text:tab/>ebp</text:span></text:p>
      <text:p text:style-name="P2"><text:span text:style-name="T3"><text:tab/><text:tab/>ret</text:span></text:p>
      <text:p text:style-name="P3"/>
      <text:p text:style-name="P2"><text:span text:style-name="T3">test_proc<text:tab/>ENDP</text:span></text:p>
      <text:p text:style-name="P3"/>
      <text:p text:style-name="P2"><text:span text:style-name="T3"><text:tab/>;-----GATE PROCEDURES-----;</text:span></text:p>
      <text:p text:style-name="P3"/>
      <text:p text:style-name="P2"><text:span text:style-name="T3">AND_gate<text:tab/>PROC</text:span></text:p>
      <text:p text:style-name="P3"/>
      <text:p text:style-name="P2"><text:span text:style-name="T3"><text:tab/>;-----AND_gate takes parameters a and b then it will AND the results back-----;</text:span></text:p>
      <text:p text:style-name="P2"><text:span text:style-name="T3"><text:tab/><text:tab/>push<text:tab/>ebp</text:span></text:p>
      <text:p text:style-name="P2"><text:span text:style-name="T3"><text:tab/><text:tab/>mov<text:tab/><text:tab/>ebp, esp</text:span></text:p>
      <text:p text:style-name="P2"><text:span text:style-name="T3"><text:tab/><text:tab/></text:span></text:p>
      <text:p text:style-name="P2"><text:span text:style-name="T3"><text:tab/><text:tab/>mov<text:tab/><text:tab/>eax, [ebp+12]</text:span></text:p>
      <text:p text:style-name="P2"><text:span text:style-name="T3"><text:tab/><text:tab/>and<text:tab/><text:tab/>eax, [ebp+8]</text:span></text:p>
      <text:p text:style-name="P3"/>
      <text:p text:style-name="P2"><text:span text:style-name="T3"><text:tab/><text:tab/>pop<text:tab/><text:tab/>ebp</text:span></text:p>
      <text:p text:style-name="P2"><text:span text:style-name="T3"><text:tab/><text:tab/>ret</text:span></text:p>
      <text:p text:style-name="P3"/>
      <text:p text:style-name="P2"><text:span text:style-name="T3">AND_gate<text:tab/>ENDP</text:span></text:p>
      <text:p text:style-name="P3"/>
      <text:p text:style-name="P2"><text:span text:style-name="T3">OR_gate<text:tab/><text:tab/>PROC</text:span></text:p>
      <text:p text:style-name="P3"/>
      <text:p text:style-name="P2"><text:span text:style-name="T3"><text:tab/>;-----OR_gate takes parameters a and b then it will OR the results back-----;</text:span></text:p>
      <text:p text:style-name="P2"><text:span text:style-name="T3"><text:tab/><text:tab/>push<text:tab/>ebp</text:span></text:p>
      <text:p text:style-name="P2"><text:span text:style-name="T3"><text:tab/><text:tab/>mov<text:tab/><text:tab/>ebp, esp</text:span></text:p>
      <text:p text:style-name="P3"/>
      <text:p text:style-name="P2"><text:span text:style-name="T3"><text:tab/><text:tab/>mov<text:tab/><text:tab/>eax, [ebp+12]</text:span></text:p>
      <text:p text:style-name="P2"><text:span text:style-name="T3"><text:tab/><text:tab/>or<text:tab/><text:tab/>eax, [ebp+8]</text:span></text:p>
      <text:p text:style-name="P3"/>
      <text:p text:style-name="P2"><text:span text:style-name="T3"><text:tab/><text:tab/>pop<text:tab/><text:tab/>ebp</text:span></text:p>
      <text:p text:style-name="P2"><text:span text:style-name="T3"><text:tab/><text:tab/>ret</text:span></text:p>
      <text:p text:style-name="P3"/>
      <text:p text:style-name="P2"><text:span text:style-name="T3">OR_gate<text:tab/><text:tab/>ENDP</text:span></text:p>
      <text:p text:style-name="P3"/>
      <text:p text:style-name="P2"><text:span text:style-name="T3">XOR_gate<text:tab/>PROC</text:span></text:p>
      <text:p text:style-name="P3"/>
      <text:p text:style-name="P2"><text:span text:style-name="T3"><text:tab/><text:tab/>push<text:tab/>ebp</text:span></text:p>
      <text:p text:style-name="P2"><text:span text:style-name="T3"><text:tab/><text:tab/>mov<text:tab/><text:tab/>ebp, esp</text:span></text:p>
      <text:p text:style-name="P2"><text:span text:style-name="T3"><text:tab/><text:tab/>mov<text:tab/><text:tab/>eax, [ebp+12]</text:span></text:p>
      <text:p text:style-name="P2"><text:span text:style-name="T3"><text:tab/><text:tab/>xor<text:tab/><text:tab/>eax, [ebp+8]</text:span></text:p>
      <text:p text:style-name="P3"><text:soft-page-break/></text:p>
      <text:p text:style-name="P2"><text:span text:style-name="T3"><text:tab/><text:tab/>pop<text:tab/><text:tab/>ebp</text:span></text:p>
      <text:p text:style-name="P2"><text:span text:style-name="T3"><text:tab/><text:tab/>ret</text:span></text:p>
      <text:p text:style-name="P3"/>
      <text:p text:style-name="P2"><text:span text:style-name="T3">XOR_gate<text:tab/>ENDP</text:span></text:p>
      <text:p text:style-name="P3"/>
      <text:p text:style-name="P2"><text:span text:style-name="T3">full_adder<text:tab/>PROC</text:span></text:p>
      <text:p text:style-name="P3"/>
      <text:p text:style-name="P2"><text:span text:style-name="T3"><text:tab/>;-----Full Adder: Ai XOR Bi XOR cin-----;</text:span></text:p>
      <text:p text:style-name="P2"><text:span text:style-name="T3"><text:tab/><text:tab/>;[ebp+8]<text:tab/>= binv</text:span></text:p>
      <text:p text:style-name="P2"><text:span text:style-name="T3"><text:tab/><text:tab/>;[ebp+12]<text:tab/>= and_result</text:span></text:p>
      <text:p text:style-name="P2"><text:span text:style-name="T3"><text:tab/><text:tab/>;[ebp+16]<text:tab/>= xor_result</text:span></text:p>
      <text:p text:style-name="P3"/>
      <text:p text:style-name="P2"><text:span text:style-name="T3"><text:tab/><text:tab/>push<text:tab/>ebp</text:span></text:p>
      <text:p text:style-name="P2"><text:span text:style-name="T3"><text:tab/><text:tab/>mov<text:tab/><text:tab/>ebp, esp</text:span></text:p>
      <text:p text:style-name="P3"/>
      <text:p text:style-name="P2"><text:span text:style-name="T3"><text:tab/><text:tab/>;xor_result AND binv</text:span></text:p>
      <text:p text:style-name="P2"><text:span text:style-name="T3"><text:tab/><text:tab/>;If subraction, AND gate will invert B</text:span></text:p>
      <text:p text:style-name="P2"><text:span text:style-name="T3"><text:tab/><text:tab/>mov<text:tab/><text:tab/>eax, [ebp+16]<text:tab/><text:tab/>;xor_result</text:span></text:p>
      <text:p text:style-name="P2"><text:span text:style-name="T3"><text:tab/><text:tab/>and<text:tab/><text:tab/>eax, [ebp+8]<text:tab/><text:tab/>;xor_result AND binv</text:span></text:p>
      <text:p text:style-name="P3"/>
      <text:p text:style-name="P2"><text:span text:style-name="T3"><text:tab/><text:tab/>;(xor_result AND binv) OR and_result</text:span></text:p>
      <text:p text:style-name="P2"><text:span text:style-name="T3"><text:tab/><text:tab/>or<text:tab/><text:tab/>eax, [ebp+12]<text:tab/><text:tab/>;carry result</text:span></text:p>
      <text:p text:style-name="P3"/>
      <text:p text:style-name="P2"><text:span text:style-name="T3"><text:tab/><text:tab/>pop<text:tab/><text:tab/>ebp</text:span></text:p>
      <text:p text:style-name="P2"><text:span text:style-name="T3"><text:tab/><text:tab/>ret</text:span></text:p>
      <text:p text:style-name="P3"/>
      <text:p text:style-name="P2"><text:span text:style-name="T3">full_adder<text:tab/>ENDP</text:span></text:p>
      <text:p text:style-name="P3"/>
      <text:p text:style-name="P2"><text:span text:style-name="T3">END <text:s text:c="28"/>; end of source code</text:span></text:p>
      <text:p text:style-name="P3"/>
      <text:p text:style-name="P2"/>
      <text:p text:style-name="P2"/>
      <text:p text:style-name="P2"/>
      <text:p text:style-name="P2"/>
      <text:p text:style-name="P2"><text:span text:style-name="T1">;Bee Cha</text:span></text:p>
      <text:p text:style-name="Standard"><text:span text:style-name="T1">;Lab 10</text:span></text:p>
      <text:p text:style-name="Standard"><text:span text:style-name="T1">;Implement a 16-bit ALU</text:span></text:p>
      <text:p text:style-name="Standard"><text:span text:style-name="T1">;Perform the 1-bit ALU for each 16-bit</text:span></text:p>
      <text:p text:style-name="Standard"><text:span text:style-name="T1">;Do different operation controled by the binv and op</text:span></text:p>
      <text:p text:style-name="Standard"><text:span text:style-name="T1">;Output results</text:span></text:p>
      <text:p text:style-name="P1"/>
      <text:p text:style-name="Standard"><text:span text:style-name="T1">.586</text:span></text:p>
      <text:p text:style-name="Standard"><text:span text:style-name="T1">.MODEL FLAT</text:span></text:p>
      <text:p text:style-name="P1"/>
      <text:p text:style-name="Standard"><text:span text:style-name="T1">INCLUDE io.h <text:s text:c="11"/>; header file for input/output</text:span></text:p>
      <text:p text:style-name="P1"/>
      <text:p text:style-name="Standard"><text:span text:style-name="T1">.STACK 4096</text:span></text:p>
      <text:p text:style-name="P1"/>
      <text:p text:style-name="Standard"><text:span text:style-name="T1">.DATA</text:span></text:p>
      <text:p text:style-name="P1"/>
      <text:p text:style-name="Standard"><text:span text:style-name="T1">prompt1<text:tab/>BYTE<text:tab/>"Enter A: 16-bit binary", 0</text:span></text:p>
      <text:p text:style-name="Standard"><text:span text:style-name="T1">prompt2<text:tab/>BYTE<text:tab/>"Enter B: 16-bit binary", 0</text:span></text:p>
      <text:p text:style-name="Standard"><text:span text:style-name="T1">prompt3 BYTE<text:tab/>"Enter Control Signal: 3-bit binary", 0</text:span></text:p>
      <text:p text:style-name="Standard"><text:span text:style-name="T1">a<text:tab/><text:tab/>BYTE<text:tab/>16 dup(?),0</text:span></text:p>
      <text:p text:style-name="Standard"><text:span text:style-name="T1">b<text:tab/><text:tab/>BYTE<text:tab/>16 dup(?),0</text:span></text:p>
      <text:p text:style-name="Standard"><text:span text:style-name="T1">binv<text:tab/>BYTE<text:tab/>?</text:span></text:p>
      <text:p text:style-name="Standard"><text:span text:style-name="T1">op<text:tab/><text:tab/>BYTE<text:tab/>2 dup(?), 0</text:span></text:p>
      <text:p text:style-name="Standard"><text:span text:style-name="T1">arg<text:tab/><text:tab/>BYTE<text:tab/>40 dup(?),0</text:span></text:p>
      <text:p text:style-name="Standard"><text:soft-page-break/><text:span text:style-name="T1">and_result<text:tab/>DWORD<text:tab/>?</text:span></text:p>
      <text:p text:style-name="Standard"><text:span text:style-name="T1">or_result<text:tab/>DWORD<text:tab/>?</text:span></text:p>
      <text:p text:style-name="Standard"><text:span text:style-name="T1">xor_result<text:tab/>DWORD<text:tab/>?</text:span></text:p>
      <text:p text:style-name="Standard"><text:span text:style-name="T1">add_result<text:tab/>DWORD<text:tab/>?</text:span></text:p>
      <text:p text:style-name="P1"/>
      <text:p text:style-name="Standard"><text:span text:style-name="T1">carry<text:tab/><text:tab/>DWORD<text:tab/>?</text:span></text:p>
      <text:p text:style-name="Standard"><text:span text:style-name="T1">result_str<text:tab/>BYTE<text:tab/>2 dup(" "), 0</text:span></text:p>
      <text:p text:style-name="Standard"><text:span text:style-name="T1">outlbl<text:tab/>BYTE<text:tab/>"Result 1-Bit ALU", 0</text:span></text:p>
      <text:p text:style-name="Standard"><text:span text:style-name="T1">label2<text:tab/>BYTE<text:tab/>"ai", 09h, "bi", 09h, "ci", 09h, "op", 09h, "Si", 09h, "Ci+1", 0dh, 0<text:tab/>;20 characters</text:span></text:p>
      <text:p text:style-name="Standard"><text:span text:style-name="T1">outstr<text:tab/>BYTE<text:tab/>400 dup(?), 0</text:span></text:p>
      <text:p text:style-name="P1"/>
      <text:p text:style-name="P1"/>
      <text:p text:style-name="Standard"><text:span text:style-name="T1">.CODE</text:span></text:p>
      <text:p text:style-name="Standard"><text:span text:style-name="T1">_MainProc PROC</text:span></text:p>
      <text:p text:style-name="P1"/>
      <text:p text:style-name="Standard"><text:span text:style-name="T1"><text:tab/><text:tab/>input<text:tab/>prompt1, arg, 40<text:tab/><text:tab/>;Get A input</text:span></text:p>
      <text:p text:style-name="Standard"><text:span text:style-name="T1"><text:tab/><text:tab/>mov<text:tab/><text:tab/>ecx, 0</text:span></text:p>
      <text:p text:style-name="Standard"><text:span text:style-name="T1"><text:tab/><text:tab/>lea<text:tab/><text:tab/>ebx, arg</text:span></text:p>
      <text:p text:style-name="Standard"><text:span text:style-name="T1"><text:tab/><text:tab/>lea<text:tab/><text:tab/>edx, a</text:span></text:p>
      <text:p text:style-name="P1"/>
      <text:p text:style-name="Standard"><text:span text:style-name="T1"><text:tab/>;-----Convert each bit into numeric value then move it to A-----;</text:span></text:p>
      <text:p text:style-name="Standard"><text:span text:style-name="T1">loop1:</text:span></text:p>
      <text:p text:style-name="Standard"><text:span text:style-name="T1"><text:tab/><text:tab/>mov<text:tab/><text:tab/>AL, BYTE ptr [ebx]</text:span></text:p>
      <text:p text:style-name="Standard"><text:span text:style-name="T1"><text:tab/><text:tab/>sub<text:tab/><text:tab/>AL, 30h</text:span></text:p>
      <text:p text:style-name="Standard"><text:span text:style-name="T1"><text:tab/><text:tab/>mov<text:tab/><text:tab/>BYTE PTR [edx], AL</text:span></text:p>
      <text:p text:style-name="Standard"><text:span text:style-name="T1"><text:tab/><text:tab/></text:span></text:p>
      <text:p text:style-name="Standard"><text:span text:style-name="T1"><text:tab/><text:tab/>inc<text:tab/><text:tab/>edx</text:span></text:p>
      <text:p text:style-name="Standard"><text:span text:style-name="T1"><text:tab/><text:tab/>inc<text:tab/><text:tab/>ebx</text:span></text:p>
      <text:p text:style-name="Standard"><text:span text:style-name="T1"><text:tab/><text:tab/>inc<text:tab/><text:tab/>ecx</text:span></text:p>
      <text:p text:style-name="P1"/>
      <text:p text:style-name="Standard"><text:span text:style-name="T1"><text:tab/><text:tab/>cmp<text:tab/><text:tab/>ecx, 16</text:span></text:p>
      <text:p text:style-name="Standard"><text:span text:style-name="T1"><text:tab/><text:tab/>jl<text:tab/><text:tab/>loop1</text:span></text:p>
      <text:p text:style-name="P1"/>
      <text:p text:style-name="Standard"><text:span text:style-name="T1"><text:tab/><text:tab/>input<text:tab/>prompt2, arg, 40<text:tab/><text:tab/>;Get B input</text:span></text:p>
      <text:p text:style-name="Standard"><text:span text:style-name="T1"><text:tab/><text:tab/>mov<text:tab/><text:tab/>ecx, 0</text:span></text:p>
      <text:p text:style-name="Standard"><text:span text:style-name="T1"><text:tab/><text:tab/>lea<text:tab/><text:tab/>ebx, arg</text:span></text:p>
      <text:p text:style-name="Standard"><text:span text:style-name="T1"><text:tab/><text:tab/>lea<text:tab/><text:tab/>edx, b</text:span></text:p>
      <text:p text:style-name="P1"/>
      <text:p text:style-name="Standard"><text:span text:style-name="T1"><text:tab/>;-----Convert each bit into numeric value then move it to B-----;</text:span></text:p>
      <text:p text:style-name="Standard"><text:span text:style-name="T1">loop2:</text:span></text:p>
      <text:p text:style-name="Standard"><text:span text:style-name="T1"><text:tab/><text:tab/>mov<text:tab/><text:tab/>AL, BYTE ptr [ebx]</text:span></text:p>
      <text:p text:style-name="Standard"><text:span text:style-name="T1"><text:tab/><text:tab/>sub<text:tab/><text:tab/>AL, 30h</text:span></text:p>
      <text:p text:style-name="Standard"><text:span text:style-name="T1"><text:tab/><text:tab/>mov<text:tab/><text:tab/>BYTE PTR [edx], AL</text:span></text:p>
      <text:p text:style-name="Standard"><text:span text:style-name="T1"><text:tab/><text:tab/></text:span></text:p>
      <text:p text:style-name="Standard"><text:span text:style-name="T1"><text:tab/><text:tab/>inc<text:tab/><text:tab/>edx</text:span></text:p>
      <text:p text:style-name="Standard"><text:span text:style-name="T1"><text:tab/><text:tab/>inc<text:tab/><text:tab/>ebx</text:span></text:p>
      <text:p text:style-name="Standard"><text:span text:style-name="T1"><text:tab/><text:tab/>inc<text:tab/><text:tab/>ecx</text:span></text:p>
      <text:p text:style-name="P1"/>
      <text:p text:style-name="Standard"><text:span text:style-name="T1"><text:tab/><text:tab/>cmp<text:tab/><text:tab/>ecx, 16</text:span></text:p>
      <text:p text:style-name="Standard"><text:span text:style-name="T1"><text:tab/><text:tab/>jl<text:tab/><text:tab/>loop2</text:span></text:p>
      <text:p text:style-name="P1"/>
      <text:p text:style-name="Standard"><text:span text:style-name="T1"><text:tab/><text:tab/></text:span></text:p>
      <text:p text:style-name="Standard"><text:span text:style-name="T1"><text:tab/><text:tab/>input<text:tab/>prompt3, arg, 40<text:tab/><text:tab/>;Get control signal input</text:span></text:p>
      <text:p text:style-name="Standard"><text:span text:style-name="T1"><text:tab/><text:tab/>lea<text:tab/><text:tab/>ecx, arg</text:span></text:p>
      <text:p text:style-name="Standard"><text:span text:style-name="T1"><text:tab/><text:tab/>mov<text:tab/><text:tab/>AL, BYTE PTR [ecx]</text:span></text:p>
      <text:p text:style-name="Standard"><text:span text:style-name="T1"><text:tab/><text:tab/>sub<text:tab/><text:tab/>AL, 30h<text:tab/><text:tab/><text:tab/><text:tab/><text:tab/>;Convert Binv to numeric value</text:span></text:p>
      <text:p text:style-name="P1"/>
      <text:p text:style-name="Standard"><text:span text:style-name="T1"><text:tab/><text:tab/>mov<text:tab/><text:tab/>binv, AL</text:span></text:p>
      <text:p text:style-name="P1"><text:soft-page-break/></text:p>
      <text:p text:style-name="Standard"><text:span text:style-name="T1"><text:tab/><text:tab/>inc<text:tab/><text:tab/>ecx</text:span></text:p>
      <text:p text:style-name="Standard"><text:span text:style-name="T1"><text:tab/><text:tab/>mov<text:tab/><text:tab/>AL, BYTE PTR [ecx]</text:span></text:p>
      <text:p text:style-name="Standard"><text:span text:style-name="T1"><text:tab/><text:tab/>sub<text:tab/><text:tab/>AL, 30h<text:tab/><text:tab/><text:tab/><text:tab/><text:tab/>;First OP bit</text:span></text:p>
      <text:p text:style-name="P1"/>
      <text:p text:style-name="Standard"><text:span text:style-name="T1"><text:tab/><text:tab/>inc<text:tab/><text:tab/>ecx</text:span></text:p>
      <text:p text:style-name="Standard"><text:span text:style-name="T1"><text:tab/><text:tab/>mov<text:tab/><text:tab/>BL, BYTE PTR [ecx]</text:span></text:p>
      <text:p text:style-name="Standard"><text:span text:style-name="T1"><text:tab/><text:tab/>sub<text:tab/><text:tab/>BL, 30h<text:tab/><text:tab/><text:tab/><text:tab/><text:tab/>;Zeroth OP bit</text:span></text:p>
      <text:p text:style-name="Standard"><text:span text:style-name="T1"><text:tab/><text:tab/></text:span></text:p>
      <text:p text:style-name="Standard"><text:span text:style-name="T1"><text:tab/><text:tab/>mov<text:tab/><text:tab/>DL, 0</text:span></text:p>
      <text:p text:style-name="Standard"><text:span text:style-name="T1"><text:tab/><text:tab/>cmp<text:tab/><text:tab/>AL, 1</text:span></text:p>
      <text:p text:style-name="Standard"><text:span text:style-name="T1"><text:tab/><text:tab/>jne<text:tab/><text:tab/>skip1</text:span></text:p>
      <text:p text:style-name="Standard"><text:span text:style-name="T1"><text:tab/><text:tab/>add<text:tab/><text:tab/>DL, 2</text:span></text:p>
      <text:p text:style-name="Standard"><text:span text:style-name="T1">skip1:</text:span></text:p>
      <text:p text:style-name="Standard"><text:span text:style-name="T1"><text:tab/><text:tab/>cmp<text:tab/><text:tab/>BL, 1</text:span></text:p>
      <text:p text:style-name="Standard"><text:span text:style-name="T1"><text:tab/><text:tab/>jne<text:tab/><text:tab/>skip2</text:span></text:p>
      <text:p text:style-name="Standard"><text:span text:style-name="T1"><text:tab/><text:tab/>add<text:tab/><text:tab/>DL, 1</text:span></text:p>
      <text:p text:style-name="Standard"><text:span text:style-name="T1">skip2:</text:span></text:p>
      <text:p text:style-name="Standard"><text:span text:style-name="T1"><text:tab/><text:tab/>lea<text:tab/><text:tab/>ebx, op</text:span></text:p>
      <text:p text:style-name="Standard"><text:span text:style-name="T1"><text:tab/><text:tab/>mov<text:tab/><text:tab/>BYTE PTR [ebx], DL<text:tab/><text:tab/>;Stores corresponding OP code, 0 1 2</text:span></text:p>
      <text:p text:style-name="P1"/>
      <text:p text:style-name="Standard"><text:span text:style-name="T1"><text:tab/>;-----Now you have the corresponding arguments: A, B, binv, and op-----;</text:span></text:p>
      <text:p text:style-name="Standard"><text:span text:style-name="T1"><text:tab/>;-----Perform 1-bit ALU operation on each bit-----;</text:span></text:p>
      <text:p text:style-name="P1"/>
      <text:p text:style-name="P1"/>
      <text:p text:style-name="Standard"><text:span text:style-name="T1"><text:tab/><text:tab/>lea<text:tab/><text:tab/>ecx, a</text:span></text:p>
      <text:p text:style-name="Standard"><text:span text:style-name="T1"><text:tab/><text:tab/>lea<text:tab/><text:tab/>edx, b</text:span></text:p>
      <text:p text:style-name="Standard"><text:span text:style-name="T1"><text:tab/><text:tab/>mov<text:tab/><text:tab/>eax, [ecx+15]</text:span></text:p>
      <text:p text:style-name="Standard"><text:span text:style-name="T1"><text:tab/><text:tab/>and<text:tab/><text:tab/>eax, [edx+15]</text:span></text:p>
      <text:p text:style-name="P1"/>
      <text:p text:style-name="Standard"><text:span text:style-name="T1"><text:s text:c="8"/>mov <text:s text:c="4"/>eax, 0 <text:s/>; exit with return code 0</text:span></text:p>
      <text:p text:style-name="Standard"><text:span text:style-name="T1"><text:s text:c="8"/>ret</text:span></text:p>
      <text:p text:style-name="Standard"><text:span text:style-name="T1">_MainProc ENDP</text:span></text:p>
      <text:p text:style-name="P1"/>
      <text:p text:style-name="Standard"><text:span text:style-name="T1">test_proc<text:tab/>PROC</text:span></text:p>
      <text:p text:style-name="P1"/>
      <text:p text:style-name="Standard"><text:span text:style-name="T1"><text:tab/><text:tab/>push<text:tab/>ebp</text:span></text:p>
      <text:p text:style-name="Standard"><text:span text:style-name="T1"><text:tab/><text:tab/>mov<text:tab/><text:tab/>ebp, esp</text:span></text:p>
      <text:p text:style-name="P1"/>
      <text:p text:style-name="Standard"><text:span text:style-name="T1"><text:tab/><text:tab/>mov<text:tab/><text:tab/>eax, [ebp+8]</text:span></text:p>
      <text:p text:style-name="Standard"><text:span text:style-name="T1"><text:tab/><text:tab/>and<text:tab/><text:tab/>eax, [ebp+12]</text:span></text:p>
      <text:p text:style-name="P1"/>
      <text:p text:style-name="Standard"><text:span text:style-name="T1"><text:tab/><text:tab/>pop<text:tab/><text:tab/>ebp</text:span></text:p>
      <text:p text:style-name="Standard"><text:span text:style-name="T1"><text:tab/><text:tab/>ret</text:span></text:p>
      <text:p text:style-name="P1"/>
      <text:p text:style-name="Standard"><text:span text:style-name="T1">test_proc<text:tab/>ENDP</text:span></text:p>
      <text:p text:style-name="P1"/>
      <text:p text:style-name="Standard"><text:span text:style-name="T1">one_bit<text:tab/><text:tab/>PROC</text:span></text:p>
      <text:p text:style-name="P1"/>
      <text:p text:style-name="Standard"><text:span text:style-name="T1"><text:tab/><text:tab/>;---STACK---;</text:span></text:p>
      <text:p text:style-name="Standard"><text:span text:style-name="T1"><text:tab/><text:tab/>;<text:tab/>[ebp+8]<text:tab/><text:tab/>= address of binv</text:span></text:p>
      <text:p text:style-name="Standard"><text:span text:style-name="T1"><text:tab/><text:tab/>;<text:tab/>[ebp+12]<text:tab/>= address of op</text:span></text:p>
      <text:p text:style-name="Standard"><text:span text:style-name="T1"><text:tab/><text:tab/>;<text:tab/>[ebp+16]<text:tab/>= address of b</text:span></text:p>
      <text:p text:style-name="Standard"><text:span text:style-name="T1"><text:tab/><text:tab/>;<text:tab/>[ebp+20]<text:tab/>= address of a</text:span></text:p>
      <text:p text:style-name="Standard"><text:span text:style-name="T1"><text:tab/><text:tab/></text:span></text:p>
      <text:p text:style-name="Standard"><text:span text:style-name="T1"><text:tab/><text:tab/>;Compare OP code to determine what operation to do</text:span></text:p>
      <text:p text:style-name="Standard"><text:span text:style-name="T1"><text:tab/><text:tab/>;If OP = 1, then do subraction</text:span></text:p>
      <text:p text:style-name="P1"/>
      <text:p text:style-name="Standard"><text:span text:style-name="T1"><text:tab/><text:tab/>mov<text:tab/><text:tab/>eax, 4</text:span></text:p>
      <text:p text:style-name="P1"/>
      <text:p text:style-name="P1"><text:soft-page-break/></text:p>
      <text:p text:style-name="Standard"><text:span text:style-name="T1">SUBTRACTION:</text:span></text:p>
      <text:p text:style-name="P1"/>
      <text:p text:style-name="Standard"><text:span text:style-name="T1"><text:tab/><text:tab/>push<text:tab/>ebp</text:span></text:p>
      <text:p text:style-name="Standard"><text:span text:style-name="T1"><text:tab/><text:tab/>mov<text:tab/><text:tab/>ebp, esp</text:span></text:p>
      <text:p text:style-name="P1"/>
      <text:p text:style-name="Standard"><text:span text:style-name="T1"><text:tab/><text:tab/>pop<text:tab/><text:tab/>ebp</text:span></text:p>
      <text:p text:style-name="Standard"><text:span text:style-name="T1"><text:tab/><text:tab/>ret</text:span></text:p>
      <text:p text:style-name="P1"/>
      <text:p text:style-name="Standard"><text:span text:style-name="T1">one_bit<text:tab/><text:tab/>ENDP</text:span></text:p>
      <text:p text:style-name="P1"/>
      <text:p text:style-name="Standard"><text:span text:style-name="T1"><text:tab/>;-----GATE PROCEDURES-----;</text:span></text:p>
      <text:p text:style-name="P1"/>
      <text:p text:style-name="Standard"><text:span text:style-name="T1">AND_gate<text:tab/>PROC</text:span></text:p>
      <text:p text:style-name="P1"/>
      <text:p text:style-name="Standard"><text:span text:style-name="T1"><text:tab/>;-----AND_gate takes parameters a and b then it will AND the results back-----;</text:span></text:p>
      <text:p text:style-name="Standard"><text:span text:style-name="T1"><text:tab/><text:tab/>push<text:tab/>ebp</text:span></text:p>
      <text:p text:style-name="Standard"><text:span text:style-name="T1"><text:tab/><text:tab/>mov<text:tab/><text:tab/>ebp, esp</text:span></text:p>
      <text:p text:style-name="Standard"><text:span text:style-name="T1"><text:tab/><text:tab/></text:span></text:p>
      <text:p text:style-name="Standard"><text:span text:style-name="T1"><text:tab/><text:tab/>mov<text:tab/><text:tab/>eax, [ebp+12]</text:span></text:p>
      <text:p text:style-name="Standard"><text:span text:style-name="T1"><text:tab/><text:tab/>and<text:tab/><text:tab/>eax, [ebp+8]</text:span></text:p>
      <text:p text:style-name="P1"/>
      <text:p text:style-name="Standard"><text:span text:style-name="T1"><text:tab/><text:tab/>pop<text:tab/><text:tab/>ebp</text:span></text:p>
      <text:p text:style-name="Standard"><text:span text:style-name="T1"><text:tab/><text:tab/>ret</text:span></text:p>
      <text:p text:style-name="P1"/>
      <text:p text:style-name="Standard"><text:span text:style-name="T1">AND_gate<text:tab/>ENDP</text:span></text:p>
      <text:p text:style-name="P1"/>
      <text:p text:style-name="Standard"><text:span text:style-name="T1">OR_gate<text:tab/><text:tab/>PROC</text:span></text:p>
      <text:p text:style-name="P1"/>
      <text:p text:style-name="Standard"><text:span text:style-name="T1"><text:tab/>;-----OR_gate takes parameters a and b then it will OR the results back-----;</text:span></text:p>
      <text:p text:style-name="Standard"><text:span text:style-name="T1"><text:tab/><text:tab/>push<text:tab/>ebp</text:span></text:p>
      <text:p text:style-name="Standard"><text:span text:style-name="T1"><text:tab/><text:tab/>mov<text:tab/><text:tab/>ebp, esp</text:span></text:p>
      <text:p text:style-name="P1"/>
      <text:p text:style-name="Standard"><text:span text:style-name="T1"><text:tab/><text:tab/>mov<text:tab/><text:tab/>eax, [ebp+12]</text:span></text:p>
      <text:p text:style-name="Standard"><text:span text:style-name="T1"><text:tab/><text:tab/>or<text:tab/><text:tab/>eax, [ebp+8]</text:span></text:p>
      <text:p text:style-name="P1"/>
      <text:p text:style-name="Standard"><text:span text:style-name="T1"><text:tab/><text:tab/>pop<text:tab/><text:tab/>ebp</text:span></text:p>
      <text:p text:style-name="Standard"><text:span text:style-name="T1"><text:tab/><text:tab/>ret</text:span></text:p>
      <text:p text:style-name="P1"/>
      <text:p text:style-name="Standard"><text:span text:style-name="T1">OR_gate<text:tab/><text:tab/>ENDP</text:span></text:p>
      <text:p text:style-name="P1"/>
      <text:p text:style-name="Standard"><text:span text:style-name="T1">XOR_gate<text:tab/>PROC</text:span></text:p>
      <text:p text:style-name="P1"/>
      <text:p text:style-name="Standard"><text:span text:style-name="T1"><text:tab/><text:tab/>push<text:tab/>ebp</text:span></text:p>
      <text:p text:style-name="Standard"><text:span text:style-name="T1"><text:tab/><text:tab/>mov<text:tab/><text:tab/>ebp, esp</text:span></text:p>
      <text:p text:style-name="Standard"><text:span text:style-name="T1"><text:tab/><text:tab/>mov<text:tab/><text:tab/>eax, [ebp+12]</text:span></text:p>
      <text:p text:style-name="Standard"><text:span text:style-name="T1"><text:tab/><text:tab/>xor<text:tab/><text:tab/>eax, [ebp+8]</text:span></text:p>
      <text:p text:style-name="P1"/>
      <text:p text:style-name="Standard"><text:span text:style-name="T1"><text:tab/><text:tab/>pop<text:tab/><text:tab/>ebp</text:span></text:p>
      <text:p text:style-name="Standard"><text:span text:style-name="T1"><text:tab/><text:tab/>ret</text:span></text:p>
      <text:p text:style-name="P1"/>
      <text:p text:style-name="Standard"><text:span text:style-name="T1">XOR_gate<text:tab/>ENDP</text:span></text:p>
      <text:p text:style-name="P1"/>
      <text:p text:style-name="Standard"><text:span text:style-name="T1">full_adder<text:tab/>PROC</text:span></text:p>
      <text:p text:style-name="P1"/>
      <text:p text:style-name="Standard"><text:span text:style-name="T1"><text:tab/>;-----Full Adder: Ai XOR Bi XOR cin-----;</text:span></text:p>
      <text:p text:style-name="Standard"><text:span text:style-name="T1"><text:tab/><text:tab/>;[ebp+8]<text:tab/>= binv</text:span></text:p>
      <text:p text:style-name="Standard"><text:span text:style-name="T1"><text:tab/><text:tab/>;[ebp+12]<text:tab/>= and_result</text:span></text:p>
      <text:p text:style-name="Standard"><text:span text:style-name="T1"><text:tab/><text:tab/>;[ebp+16]<text:tab/>= xor_result</text:span></text:p>
      <text:p text:style-name="P1"/>
      <text:p text:style-name="Standard"><text:soft-page-break/><text:span text:style-name="T1"><text:tab/><text:tab/>push<text:tab/>ebp</text:span></text:p>
      <text:p text:style-name="Standard"><text:span text:style-name="T1"><text:tab/><text:tab/>mov<text:tab/><text:tab/>ebp, esp</text:span></text:p>
      <text:p text:style-name="P1"/>
      <text:p text:style-name="Standard"><text:span text:style-name="T1"><text:tab/><text:tab/>;xor_result AND binv</text:span></text:p>
      <text:p text:style-name="Standard"><text:span text:style-name="T1"><text:tab/><text:tab/>;If subraction, AND gate will invert B</text:span></text:p>
      <text:p text:style-name="Standard"><text:span text:style-name="T1"><text:tab/><text:tab/>mov<text:tab/><text:tab/>eax, [ebp+16]<text:tab/><text:tab/>;xor_result</text:span></text:p>
      <text:p text:style-name="Standard"><text:span text:style-name="T1"><text:tab/><text:tab/>and<text:tab/><text:tab/>eax, [ebp+8]<text:tab/><text:tab/>;xor_result AND binv</text:span></text:p>
      <text:p text:style-name="P1"/>
      <text:p text:style-name="Standard"><text:span text:style-name="T1"><text:tab/><text:tab/>;(xor_result AND binv) OR and_result</text:span></text:p>
      <text:p text:style-name="Standard"><text:span text:style-name="T1"><text:tab/><text:tab/>or<text:tab/><text:tab/>eax, [ebp+12]<text:tab/><text:tab/>;carry result</text:span></text:p>
      <text:p text:style-name="P1"/>
      <text:p text:style-name="Standard"><text:span text:style-name="T1"><text:tab/><text:tab/>pop<text:tab/><text:tab/>ebp</text:span></text:p>
      <text:p text:style-name="Standard"><text:span text:style-name="T1"><text:tab/><text:tab/>ret</text:span></text:p>
      <text:p text:style-name="P1"/>
      <text:p text:style-name="Standard"><text:span text:style-name="T1">full_adder<text:tab/>ENDP</text:span></text:p>
      <text:p text:style-name="P1"/>
      <text:p text:style-name="Standard"><text:span text:style-name="T1">END <text:s text:c="28"/>; end of source code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1:23:41.754000000</meta:creation-date>
    <dc:date>2015-05-06T02:23:59.882000000</dc:date>
    <meta:editing-duration>P4DT3H35M27S</meta:editing-duration>
    <meta:editing-cycles>1</meta:editing-cycles>
    <meta:document-statistic meta:table-count="0" meta:image-count="0" meta:object-count="0" meta:page-count="8" meta:paragraph-count="323" meta:word-count="1172" meta:character-count="6577" meta:non-whitespace-character-count="5021"/>
    <meta:generator>LibreOffice/4.4.0.3$Windows_x86 LibreOffice_project/de093506bcdc5fafd9023ee680b8c60e3e0645d7</meta:generator>
  </office:meta>
</office:document-meta>
</file>